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style:may-break-between-rows="true"/>
    </style:style>
    <style:style style:name="T2" style:family="table">
      <style:table-properties style:may-break-between-rows="false"/>
    </style:style>
    <style:style style:name="Table1.A1" style:family="table-cell">
      <style:table-cell-properties fo:border="0.0007in solid #000000"/>
    </style:style>
  </office:automatic-styles>
  <office:body>
    <office:text>
      <text:p/>
      <text:p/>
      <text:p/>
      <text:p/>
      <text:p/>
      <text:p/>
      <text:p/>
      <text:p/>
      <text:p>this is an example of table that allow a page break occur inside a table.</text:p>
      <table:table table:name="Table1" table:style-name="T1">
        <table:table-column table:number-columns-repeated="2"/>
        <table:table-row table:number-rows-repeated="4" table:default-cell-style-name="Table1.A1">
          <table:table-cell>
            <text:p/>
          </table:table-cell>
          <table:table-cell>
            <text:p>The cell can split across the page break.</text:p>
            <text:p>The cell can split across the page break.</text:p>
            <text:p>The cell can split across the page break.</text:p>
            <text:p>The cell can split across the page break.</text:p>
            <text:p>The cell can split across the page break.</text:p>
            <text:p>The cell can split across the page break.</text:p>
            <text:p>The cell can split across the page break.</text:p>
            <text:p>The cell can split across the page break.</text:p>
          </table:table-cell>
        </table:table-row>
      </table:table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this is an example of table that don't allow a page break occur inside a table.</text:p>
      <table:table table:name="Table2" table:style-name="T2">
        <table:table-column table:number-columns-repeated="2"/>
        <table:table-row table:number-rows-repeated="4" table:default-cell-style-name="Table1.A1">
          <table:table-cell>
            <text:p/>
          </table:table-cell>
          <table:table-cell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4in" fo:margin-top="0.2in" fo:margin-bottom="0.2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